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90000001905A329A4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oaHackerClubeKnuthEdition" svg:font-family="GaroaHackerClubeKnuthEditio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ffff00" style:font-name="GaroaHackerClubeKnuthEdition" fo:font-size="200pt" style:font-size-asian="200pt" style:font-size-complex="200pt"/>
    </style:style>
    <style:style style:name="T1" style:family="text">
      <style:text-properties fo:color="#ffff00" style:font-name="GaroaHackerClubeKnuthEdition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10.668cm" svg:x="2.524cm" svg:y="4.556cm">
          <text:p/>
          <draw:enhanced-geometry svg:viewBox="0 0 21600 21600" draw:path-stretchpoint-x="10800" draw:path-stretchpoint-y="10800" draw:text-areas="?f3 ?f4 ?f5 ?f6" draw:type="round-rectangle" draw:modifiers="3039.858281665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0.565cm" svg:height="7.308cm" svg:x="2.567cm" svg:y="7.223cm">
          <draw:text-box>
            <text:p><text:span text:style-name="T1">tM</text:span></text:p>
          </draw:text-box>
        </draw:frame>
        <draw:frame draw:style-name="gr3" draw:text-style-name="P1" draw:layer="formigas" svg:width="1.208cm" svg:height="1.208cm" draw:transform="rotate (-1.03637650983423) translate (7.755cm 7.346cm)">
          <draw:image xlink:href="Pictures/1000020100000190000001905A329A4F.png" xlink:type="simple" xlink:show="embed" xlink:actuate="onLoad">
            <text:p/>
          </draw:image>
        </draw:frame>
        <draw:frame draw:style-name="gr3" draw:text-style-name="P1" draw:layer="formigas" svg:width="1.208cm" svg:height="1.208cm" draw:transform="rotate (-1.6922712427337) translate (6.13cm 7.449cm)">
          <draw:image xlink:href="Pictures/1000020100000190000001905A329A4F.png" xlink:type="simple" xlink:show="embed" xlink:actuate="onLoad">
            <text:p/>
          </draw:image>
        </draw:frame>
        <draw:frame draw:style-name="gr3" draw:text-style-name="P1" draw:layer="formigas" svg:width="1.208cm" svg:height="1.208cm" draw:transform="rotate (2.90422787531856) translate (12.461cm 11.221cm)">
          <draw:image xlink:href="Pictures/1000020100000190000001905A329A4F.png" xlink:type="simple" xlink:show="embed" xlink:actuate="onLoad">
            <text:p/>
          </draw:image>
        </draw:frame>
        <draw:frame draw:style-name="gr3" draw:text-style-name="P1" draw:layer="formigas" svg:width="1.208cm" svg:height="1.208cm" draw:transform="rotate (-1.78198116628621) translate (9.447cm 7.503cm)">
          <draw:image xlink:href="Pictures/1000020100000190000001905A329A4F.png" xlink:type="simple" xlink:show="embed" xlink:actuate="onLoad">
            <text:p/>
          </draw:image>
        </draw:frame>
        <draw:frame draw:style-name="gr3" draw:text-style-name="P1" draw:layer="formigas" svg:width="1.208cm" svg:height="1.208cm" draw:transform="rotate (-1.06883963392133) translate (10.469cm 7.007cm)">
          <draw:image xlink:href="Pictures/1000020100000190000001905A329A4F.png" xlink:type="simple" xlink:show="embed" xlink:actuate="onLoad">
            <text:p/>
          </draw:image>
        </draw:frame>
        <draw:frame draw:style-name="gr3" draw:text-style-name="P1" draw:layer="formigas" svg:width="1.208cm" svg:height="1.208cm" draw:transform="rotate (-2.0917771085152) translate (12.303cm 7.824cm)">
          <draw:image xlink:href="Pictures/1000020100000190000001905A329A4F.png" xlink:type="simple" xlink:show="embed" xlink:actuate="onLoad">
            <text:p/>
          </draw:image>
        </draw:frame>
        <draw:frame draw:style-name="gr3" draw:text-style-name="P1" draw:layer="formigas" svg:width="1.208cm" svg:height="1.208cm" draw:transform="rotate (-3.0480430056829) translate (12.684cm 9.696cm)">
          <draw:image xlink:href="Pictures/1000020100000190000001905A329A4F.png" xlink:type="simple" xlink:show="embed" xlink:actuate="onLoad">
            <text:p/>
          </draw:image>
        </draw:frame>
        <draw:frame draw:style-name="gr3" draw:text-style-name="P1" draw:layer="formigas" svg:width="1.208cm" svg:height="1.208cm" draw:transform="rotate (-2.42077167251613) translate (12.821cm 11.804cm)">
          <draw:image xlink:href="Pictures/1000020100000190000001905A329A4F.png" xlink:type="simple" xlink:show="embed" xlink:actuate="onLoad">
            <text:p/>
          </draw:image>
        </draw:frame>
        <draw:frame draw:style-name="gr3" draw:text-style-name="P1" draw:layer="formigas" svg:width="1.208cm" svg:height="1.208cm" draw:transform="rotate (-1.3838715639063) translate (4.476cm 7.223cm)">
          <draw:image xlink:href="Pictures/1000020100000190000001905A329A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oaHackerClubeKnuthEdition" svg:font-family="GaroaHackerClubeKnuthEditio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006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ormiga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4T11:04:29.830332000</meta:creation-date>
    <dc:date>2014-03-16T19:00:25.086881000</dc:date>
    <meta:editing-duration>PT40M13S</meta:editing-duration>
    <meta:editing-cycles>5</meta:editing-cycles>
    <meta:generator>LibreOffice/4.2.1.1$MacOSX_x86 LibreOffice_project/d7dbbd7842e6a58b0f521599204e827654e1fb8b</meta:generator>
    <meta:document-statistic meta:object-count="11"/>
  </office:meta>
</office:document-meta>
</file>